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3pt" officeooo:rsid="001859b8" officeooo:paragraph-rsid="001859b8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o casa 2 – Sorte! O mago do grupo, com seu vasto conhecimento de magia, lançou um encanto de ventos nos mercenários, transformando os seus pesados equipamentos em tão leves quanto penas. Seu grupo avançou para a casa 5.</text:p>
      <text:p text:style-name="P1"/>
      <text:p text:style-name="P1">Evento casa 3 – Karma – Durante sua jornada, o bando encontrou um viajante sendo atacado por um grupo de goblins que fizeram dos arredores da floresta o seu território. O grupo imediatamente os desafia, e após conquistar vitória, são recompensados pelo viajante com poções de energia que os permitem continuar sua jornada durante noite e dia! Seu grupo pode rodar um dado adicional de 3 lados.</text:p>
      <text:p text:style-name="P1"/>
      <text:p text:style-name="P1">Evento casa 7 – Segurem suas moedas! O bando foi subitamente atacado por famosos saqueadores vindos do norte, de um reino vizinho. Apesar de serem habilmente capazes de se defenderem e conquistarem vitória, o paladino sofreu uma laceração na perna. O clérigo, após realizar os primeiros socorros e fechar a ferida, relata ao resto do bando que o paladino só poderá se mover no próximo dia. O bando, sem outra escolha, decide fazer uma pausa de um dia. Seu bando não irá se mover por 1 turno.</text:p>
      <text:p text:style-name="P1"/>
      <text:p text:style-name="P1">Evento casa 10 – Abracadabra, mas não do jeito esperado. – Os trolls do pântano se provaram tão temíveis quanto as histórias contadas por veteranos que sobreviveram ao encontro. Em uma fervente batalha que seria cantada por bardos, o Mago decide utilizar uma de suas magias proibidas, extremamente poderosa mas instável. O resultado não poderia ter sido previsto por nenhum profeta: Os trolls foram dizimados, mas a área foi envolta em um distúrbio mágico e o grupo, no olho da tempestade, subitamente se deparam com uma vista bem diferente. O que diabos aconteceu? Os bandos trocam de posição pelo resultado de uma magia de teletransporte inesperada.</text:p>
      <text:p text:style-name="P1"/>
      <text:p text:style-name="P1">Evento casa 12 – Corram para as colinas! O bando se depara com uma vista assustadora: Um vilarejo em chamas, destruído, e várias marcas de uma batalha se mostram aparentes ao seu redor. O que poderia ter acontecido? A resposta se <text:soft-page-break/>mostrou rapidamente, e não eram boas notícias. Os altos sons de tambores e o tremer da terra alertam o bando, que imediatamente decidem bater em retirada. Um pequeno grupo de mercenários não possui chance contra a invasão de um exército de orc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0T16:20:15.797000000</meta:creation-date>
    <dc:date>2024-07-20T17:09:52.708000000</dc:date>
    <meta:editing-duration>PT49M41S</meta:editing-duration>
    <meta:editing-cycles>1</meta:editing-cycles>
    <meta:document-statistic meta:table-count="0" meta:image-count="0" meta:object-count="0" meta:page-count="2" meta:paragraph-count="5" meta:word-count="375" meta:character-count="2234" meta:non-whitespace-character-count="1857"/>
    <meta:generator>LibreOffice/7.6.4.1$Windows_X86_64 LibreOffice_project/e19e193f88cd6c0525a17fb7a176ed8e6a3e2aa1</meta:generator>
  </office:meta>
</office:document-meta>
</file>